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97cm" svg:y1="2.998cm" svg:x2="8.008cm" svg:y2="2.998cm">
          <text:p/>
        </draw:line>
        <draw:line draw:style-name="gr2" draw:text-style-name="P1" draw:layer="layout" svg:x1="11.429cm" svg:y1="2.998cm" svg:x2="14.04cm" svg:y2="2.998cm">
          <text:p/>
        </draw:line>
        <draw:rect draw:style-name="gr3" draw:text-style-name="P1" draw:layer="layout" svg:width="3.45cm" svg:height="1.992cm" svg:x="1.973cm" svg:y="1.959cm">
          <text:p text:style-name="P1"><text:span text:style-name="T1">Artificial</text:span></text:p>
          <text:p text:style-name="P1"><text:span text:style-name="T1">Intelligence</text:span></text:p>
        </draw:rect>
        <draw:rect draw:style-name="gr3" draw:text-style-name="P1" draw:layer="layout" svg:width="3.45cm" svg:height="1.992cm" svg:x="7.996cm" svg:y="1.959cm">
          <text:p text:style-name="P1"><text:span text:style-name="T1">Software </text:span></text:p>
          <text:p text:style-name="P1"><text:span text:style-name="T1">Engineering</text:span></text:p>
        </draw:rect>
        <draw:rect draw:style-name="gr3" draw:text-style-name="P1" draw:layer="layout" svg:width="3.45cm" svg:height="1.992cm" svg:x="14.018cm" svg:y="1.959cm">
          <text:p text:style-name="P1"><text:span text:style-name="T1">Programmin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ulin</meta:initial-creator>
    <meta:creation-date>2016-01-09T12:29:37.51</meta:creation-date>
    <dc:date>2016-01-09T12:59:23.35</dc:date>
    <dc:creator>Martin Hulin</dc:creator>
    <meta:editing-duration>PT1M45S</meta:editing-duration>
    <meta:editing-cycles>2</meta:editing-cycles>
    <meta:generator>OpenOffice/4.1.1$Win32 OpenOffice.org_project/411m6$Build-9775</meta:generator>
    <meta:document-statistic meta:object-count="5"/>
  </office:meta>
</office:document-meta>
</file>